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officeooo:paragraph-rsid="0007ccff"/>
    </style:style>
    <style:style style:name="P2" style:family="paragraph" style:parent-style-name="Standard">
      <style:text-properties officeooo:paragraph-rsid="0007ccff"/>
    </style:style>
    <style:style style:name="T1" style:family="text">
      <style:text-properties fo:font-style="italic" style:font-style-asian="italic"/>
    </style:style>
    <style:style style:name="T2" style:family="text">
      <style:text-properties style:font-name-asian="Georgi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II<text:line-break/><text:line-break/>NUIT SUR LE NAVIRE ET SUR LE PASSAGER</text:h>
      <text:p text:style-name="P2"/>
      <text:p text:style-name="P2">La corvette, au lieu de prendre par le sud et de se diriger vers Sainte-Catherine, avait mis le cap au nord, puis avait tourné à l’ouest et s’était résolument engagée entre Serk et Jersey dans le bras de mer qu’on appelle le Passage de la Déroute. Il n’y avait alors de phare sur aucun point de ces deux côtes.</text:p>
      <text:p text:style-name="P2"/>
      <text:p text:style-name="P2">Le soleil s’était bien couché ; la nuit était noire, plus que ne le sont d’ordinaire les nuits d’été ; c’était une nuit de lune, mais de vastes nuages, plutôt de l’équinoxe que du solstice, plafonnaient le ciel, et, selon toute apparence, la lune ne serait visible que lorsqu’elle toucherait l’horizon, au moment de son coucher. Quelques nuées pendaient jusque sur la mer et la couvraient de brume.</text:p>
      <text:p text:style-name="P2"/>
      <text:p text:style-name="P2">Toute cette obscurité était favorable.</text:p>
      <text:p text:style-name="P2"/>
      <text:p text:style-name="P2">L’intention du pilote Gacquoil était de laisser Jersey à gauche et Guernesey à droite, et de gagner, par une marche hardie entre les Hanois et les Douvres, une baie quelconque du littoral de Saint-Malo, route moins courte que par les Minquiers, mais plus sûre, la croisière française ayant pour consigne habituelle de faire surtout le guet entre Saint-Hélier et Granville.</text:p>
      <text:p text:style-name="P2"/>
      <text:p text:style-name="P2">Si le vent s’y prêtait, si rien ne survenait, et en couvrant la corvette de toile, Gacquoil espérait toucher la côte de France au point du jour.</text:p>
      <text:p text:style-name="P2"/>
      <text:p text:style-name="P2">Tout allait bien ; la corvette venait de dépasser Gros-Nez ; vers neuf heures, le temps fit mine de bouder, comme disent les marins, et il y eut du vent et de la mer ; mais ce vent était bon, et cette mer était forte sans être violente. Pourtant, à de certains coups de lame, l’avant de la corvette embarquait.</text:p>
      <text:p text:style-name="P2"/>
      <text:p text:style-name="P2">Le « paysan » que lord Balcarras avait appelé <text:span text:style-name="T1">général</text:span>, et auquel le prince de la Tour-d’Auvergne avait dit : <text:span text:style-name="T1">Mon cousin</text:span>, avait le pied marin et se promenait avec une gravité tranquille sur le pont de la corvette. Il n’avait pas l’air de s’apercevoir qu’elle était fort secouée. De temps en temps il tirait de la poche de sa veste une tablette de chocolat dont il cassait et mâchait un morceau ; ses cheveux blancs n’empêchaient pas qu’il eût toutes ses dents.</text:p>
      <text:p text:style-name="P2"/>
      <text:p text:style-name="P2">Il ne parlait à personne, si ce n’est, par instants, bas et brièvement, au capitaine, qui l’écoutait avec déférence et semblait considérer ce passager comme plus commandant que lui-même.</text:p>
      <text:p text:style-name="P2"/>
      <text:p text:style-name="P2"><text:span text:style-name="T1">La Claymore</text:span>, habilement pilotée, côtoya, inaperçue dans le brouillard, le long escarpement nord de Jersey, serrant de près la côte, à cause du redoutable écueil Pierres-de-Leeq qui est au milieu du bras de mer entre Jersey et Serk. Gacquoil, debout à la barre, signalant tour à tour la Grève de Leeq, Gros-Nez, Plémont, faisait glisser la corvette parmi ces chaînes de récifs, en quelque sorte à tâtons, mais avec certitude, comme un homme qui est de la maison et qui connaît les êtres de l’océan. La corvette n’avait pas de feu à l’avant, de crainte de dénoncer son passage dans ces mers surveillées. On se félicitait du brouillard. On atteignit la Grande-Étaque ; la brume était si épaisse qu’à peine <text:soft-page-break/>distinguait-on la haute silhouette du Pinacle. On entendit dix heures sonner au clocher de Saint-Ouen, signe que le vent se maintenait vent-arrière. Tout continuait d’aller bien ; la mer devenait plus houleuse à cause du voisinage de la Corbière.</text:p>
      <text:p text:style-name="P2"/>
      <text:p text:style-name="P2">Un peu après dix heures, le comte du Boisberthelot et le chevalier de La Vieuville reconduisirent l’homme aux habits de paysan jusqu’à sa cabine qui était la propre chambre du capitaine. Au moment d’y entrer, il leur dit en baissant la voix :</text:p>
      <text:p text:style-name="P2"/>
      <text:p text:style-name="P2">–<text:span text:style-name="T2"> </text:span>Vous le savez, messieurs, le secret importe. Silence jusqu’au moment de l’explosion. Vous seuls connaissez ici mon nom.</text:p>
      <text:p text:style-name="P2"/>
      <text:p text:style-name="P2">–<text:span text:style-name="T2"> </text:span>Nous l’emporterons au tombeau, répondit Boisberthelot.</text:p>
      <text:p text:style-name="P2"/>
      <text:p text:style-name="P2">–<text:span text:style-name="T2"> </text:span>Quant à moi, repartit le vieillard, fussé-je devant la mort, je ne le dirais pas.</text:p>
      <text:p text:style-name="P2"/>
      <text:p text:style-name="P2">Et il entra dans sa chambr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Standard" style:next-style-name="Standard" style:default-outline-level="3" style:class="text">
      <style:paragraph-properties fo:margin-left="0cm" fo:margin-right="0cm" fo:margin-top="1.693cm" fo:margin-bottom="1.058cm" loext:contextual-spacing="false" fo:text-align="center" style:justify-single-word="false" fo:text-indent="0cm" style:auto-text-indent="false" fo:break-before="page" fo:keep-with-next="always"/>
      <style:text-properties fo:font-size="20pt" fo:font-weight="bold" style:font-size-asian="20pt" style:font-weight-asian="bold" style:font-name-complex="Arial" style:font-family-complex="Arial" style:font-family-generic-complex="swiss" style:font-pitch-complex="variable" style:font-size-complex="20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M2$Windows_X86_64 LibreOffice_project/1db07f7da48d1e859f97a3ee6847a354fb57cd0f</meta:generator>
    <dc:date>2021-11-24T18:15:00.122000000</dc:date>
    <meta:editing-duration>PT1M18S</meta:editing-duration>
    <meta:editing-cycles>6</meta:editing-cycles>
    <dc:creator>Thibaut Izard</dc:creator>
    <meta:document-statistic meta:table-count="0" meta:image-count="0" meta:object-count="0" meta:page-count="2" meta:paragraph-count="15" meta:word-count="647" meta:character-count="3737" meta:non-whitespace-character-count="3101"/>
  </office:meta>
</office:document-meta>
</file>